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6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" table:style-name="ta1">
        <table:shapes>
          <draw:frame draw:z-index="0" draw:style-name="gr1" draw:text-style-name="P1" svg:width="159.99mm" svg:height="89.99mm" svg:x="79.62mm" svg:y="1mm">
            <loext:p draw:notify-on-update-of-ranges="cameraslog_3.A1:cameraslog_3.A1 cameraslog_3.A2:cameraslog_3.A1001 cameraslog_3.B1:cameraslog_3.B1 cameraslog_3.B2:cameraslog_3.B1001 cameraslog_3.A1:cameraslog_3.A1 cameraslog_3.A2:cameraslog_3.A1001 cameraslog_3.C1:cameraslog_3.C1 cameraslog_3.C2:cameraslog_3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27857" calcext:value-type="float">
            <text:p>5,6278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3076" calcext:value-type="float">
            <text:p>5,430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28942" calcext:value-type="float">
            <text:p>5,5289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5402" calcext:value-type="float">
            <text:p>5,754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76276" calcext:value-type="float">
            <text:p>5,3762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95577" calcext:value-type="float">
            <text:p>5,3955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41381" calcext:value-type="float">
            <text:p>5,4413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75937" calcext:value-type="float">
            <text:p>5,4759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805762" calcext:value-type="float">
            <text:p>5,8057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82504" calcext:value-type="float">
            <text:p>5,825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793035" calcext:value-type="float">
            <text:p>5,7930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9265" calcext:value-type="float">
            <text:p>5,692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14815" calcext:value-type="float">
            <text:p>5,6148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81003" calcext:value-type="float">
            <text:p>5,4810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541003" calcext:value-type="float">
            <text:p>5,5410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903902" calcext:value-type="float">
            <text:p>5,9039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854104" calcext:value-type="float">
            <text:p>5,8541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216651" calcext:value-type="float">
            <text:p>6,2166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986458" calcext:value-type="float">
            <text:p>5,9864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72289" calcext:value-type="float">
            <text:p>5,9722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264977" calcext:value-type="float">
            <text:p>6,2649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024664" calcext:value-type="float">
            <text:p>6,0246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024664" calcext:value-type="float">
            <text:p>6,0246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786833" calcext:value-type="float">
            <text:p>5,7868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77811" calcext:value-type="float">
            <text:p>5,778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883921" calcext:value-type="float">
            <text:p>5,8839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682856" calcext:value-type="float">
            <text:p>5,6828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900679" calcext:value-type="float">
            <text:p>5,9006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037038" calcext:value-type="float">
            <text:p>6,0370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044669" calcext:value-type="float">
            <text:p>6,0446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030843" calcext:value-type="float">
            <text:p>6,0308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182496" calcext:value-type="float">
            <text:p>6,1824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252667" calcext:value-type="float">
            <text:p>6,2526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420676" calcext:value-type="float">
            <text:p>6,4206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582492" calcext:value-type="float">
            <text:p>6,5824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759588" calcext:value-type="float">
            <text:p>6,7595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822145" calcext:value-type="float">
            <text:p>6,8221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129056" calcext:value-type="float">
            <text:p>7,1290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0196" calcext:value-type="float">
            <text:p>7,01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2476" calcext:value-type="float">
            <text:p>7,2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2476" calcext:value-type="float">
            <text:p>7,2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383969" calcext:value-type="float">
            <text:p>7,383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624688" calcext:value-type="float">
            <text:p>7,6246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624688" calcext:value-type="float">
            <text:p>7,6246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582893" calcext:value-type="float">
            <text:p>7,58289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4109" calcext:value-type="float">
            <text:p>7,4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222524" calcext:value-type="float">
            <text:p>7,2225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46944" calcext:value-type="float">
            <text:p>7,469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446528" calcext:value-type="float">
            <text:p>7,4465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580351" calcext:value-type="float">
            <text:p>7,5803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580351" calcext:value-type="float">
            <text:p>7,5803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38544" calcext:value-type="float">
            <text:p>7,385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256709" calcext:value-type="float">
            <text:p>7,2567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154891" calcext:value-type="float">
            <text:p>7,1548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154891" calcext:value-type="float">
            <text:p>7,1548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075982" calcext:value-type="float">
            <text:p>7,0759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883618" calcext:value-type="float">
            <text:p>6,8836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86071" calcext:value-type="float">
            <text:p>6,860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055614" calcext:value-type="float">
            <text:p>7,0556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055614" calcext:value-type="float">
            <text:p>7,0556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111617" calcext:value-type="float">
            <text:p>7,1116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240345" calcext:value-type="float">
            <text:p>7,2403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040346" calcext:value-type="float">
            <text:p>7,0403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039247" calcext:value-type="float">
            <text:p>7,0392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821434" calcext:value-type="float">
            <text:p>6,8214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036704" calcext:value-type="float">
            <text:p>7,0367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079973" calcext:value-type="float">
            <text:p>7,0799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213797" calcext:value-type="float">
            <text:p>7,2137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213797" calcext:value-type="float">
            <text:p>7,2137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429068" calcext:value-type="float">
            <text:p>7,4290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631613" calcext:value-type="float">
            <text:p>7,6316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558871" calcext:value-type="float">
            <text:p>7,5588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558871" calcext:value-type="float">
            <text:p>7,5588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450499" calcext:value-type="float">
            <text:p>7,4504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450499" calcext:value-type="float">
            <text:p>7,4504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589413" calcext:value-type="float">
            <text:p>7,5894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589413" calcext:value-type="float">
            <text:p>7,5894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700334" calcext:value-type="float">
            <text:p>7,7003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766519" calcext:value-type="float">
            <text:p>7,7665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948701" calcext:value-type="float">
            <text:p>7,9487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18688" calcext:value-type="float">
            <text:p>8,186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250504" calcext:value-type="float">
            <text:p>8,2505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250504" calcext:value-type="float">
            <text:p>8,2505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263239" calcext:value-type="float">
            <text:p>8,2632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260693" calcext:value-type="float">
            <text:p>8,2606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184335" calcext:value-type="float">
            <text:p>8,1843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260694" calcext:value-type="float">
            <text:p>8,2606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157409" calcext:value-type="float">
            <text:p>8,1574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157409" calcext:value-type="float">
            <text:p>8,1574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157409" calcext:value-type="float">
            <text:p>8,1574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091237" calcext:value-type="float">
            <text:p>8,091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091237" calcext:value-type="float">
            <text:p>8,091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951253" calcext:value-type="float">
            <text:p>7,9512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776704" calcext:value-type="float">
            <text:p>7,7767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576703" calcext:value-type="float">
            <text:p>7,5767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586883" calcext:value-type="float">
            <text:p>7,58688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586883" calcext:value-type="float">
            <text:p>7,58688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586883" calcext:value-type="float">
            <text:p>7,58688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586883" calcext:value-type="float">
            <text:p>7,58688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543618" calcext:value-type="float">
            <text:p>7,5436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381797" calcext:value-type="float">
            <text:p>7,3817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234159" calcext:value-type="float">
            <text:p>7,2341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234159" calcext:value-type="float">
            <text:p>7,2341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234159" calcext:value-type="float">
            <text:p>7,2341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464705" calcext:value-type="float">
            <text:p>7,4647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221436" calcext:value-type="float">
            <text:p>7,2214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031616" calcext:value-type="float">
            <text:p>7,0316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269792" calcext:value-type="float">
            <text:p>7,2697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067246" calcext:value-type="float">
            <text:p>7,0672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22398" calcext:value-type="float">
            <text:p>7,223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011256" calcext:value-type="float">
            <text:p>7,0112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905427" calcext:value-type="float">
            <text:p>6,9054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905427" calcext:value-type="float">
            <text:p>6,9054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905427" calcext:value-type="float">
            <text:p>6,9054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079975" calcext:value-type="float">
            <text:p>7,0799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079975" calcext:value-type="float">
            <text:p>7,0799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079975" calcext:value-type="float">
            <text:p>7,0799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079975" calcext:value-type="float">
            <text:p>7,0799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079975" calcext:value-type="float">
            <text:p>7,0799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902884" calcext:value-type="float">
            <text:p>6,9028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902884" calcext:value-type="float">
            <text:p>6,9028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902884" calcext:value-type="float">
            <text:p>6,9028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079977" calcext:value-type="float">
            <text:p>7,0799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079977" calcext:value-type="float">
            <text:p>7,0799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079977" calcext:value-type="float">
            <text:p>7,0799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231616" calcext:value-type="float">
            <text:p>7,2316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034161" calcext:value-type="float">
            <text:p>7,0341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074886" calcext:value-type="float">
            <text:p>7,0748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074886" calcext:value-type="float">
            <text:p>7,0748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223983" calcext:value-type="float">
            <text:p>7,22398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226532" calcext:value-type="float">
            <text:p>7,2265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203621" calcext:value-type="float">
            <text:p>7,2036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203621" calcext:value-type="float">
            <text:p>7,2036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203621" calcext:value-type="float">
            <text:p>7,2036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203621" calcext:value-type="float">
            <text:p>7,2036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354848" calcext:value-type="float">
            <text:p>7,3548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354848" calcext:value-type="float">
            <text:p>7,3548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354848" calcext:value-type="float">
            <text:p>7,3548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354848" calcext:value-type="float">
            <text:p>7,3548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473402" calcext:value-type="float">
            <text:p>7,4734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273404" calcext:value-type="float">
            <text:p>7,273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273404" calcext:value-type="float">
            <text:p>7,273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260678" calcext:value-type="float">
            <text:p>7,2606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399595" calcext:value-type="float">
            <text:p>7,3995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566504" calcext:value-type="float">
            <text:p>7,5665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561416" calcext:value-type="float">
            <text:p>7,5614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435225" calcext:value-type="float">
            <text:p>7,4352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376684" calcext:value-type="float">
            <text:p>7,3766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376684" calcext:value-type="float">
            <text:p>7,3766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376684" calcext:value-type="float">
            <text:p>7,3766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225045" calcext:value-type="float">
            <text:p>7,2250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014863" calcext:value-type="float">
            <text:p>7,0148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789413" calcext:value-type="float">
            <text:p>6,7894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586867" calcext:value-type="float">
            <text:p>6,5868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86867" calcext:value-type="float">
            <text:p>6,5868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394502" calcext:value-type="float">
            <text:p>6,3945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202138" calcext:value-type="float">
            <text:p>6,2021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409771" calcext:value-type="float">
            <text:p>6,4097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409771" calcext:value-type="float">
            <text:p>6,4097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442862" calcext:value-type="float">
            <text:p>6,4428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291236" calcext:value-type="float">
            <text:p>6,2912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291236" calcext:value-type="float">
            <text:p>6,2912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091232" calcext:value-type="float">
            <text:p>6,0912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347226" calcext:value-type="float">
            <text:p>6,347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347226" calcext:value-type="float">
            <text:p>6,347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341066" calcext:value-type="float">
            <text:p>6,3410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341066" calcext:value-type="float">
            <text:p>6,3410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156341" calcext:value-type="float">
            <text:p>6,1563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933432" calcext:value-type="float">
            <text:p>5,9334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933432" calcext:value-type="float">
            <text:p>5,9334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102886" calcext:value-type="float">
            <text:p>6,10288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157427" calcext:value-type="float">
            <text:p>6,1574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157427" calcext:value-type="float">
            <text:p>6,1574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103975" calcext:value-type="float">
            <text:p>6,1039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135974" calcext:value-type="float">
            <text:p>6,1359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135974" calcext:value-type="float">
            <text:p>6,1359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120701" calcext:value-type="float">
            <text:p>6,1207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120701" calcext:value-type="float">
            <text:p>6,1207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892702" calcext:value-type="float">
            <text:p>5,8927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892702" calcext:value-type="float">
            <text:p>5,8927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892702" calcext:value-type="float">
            <text:p>5,8927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892702" calcext:value-type="float">
            <text:p>5,8927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713068" calcext:value-type="float">
            <text:p>5,7130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713068" calcext:value-type="float">
            <text:p>5,7130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713068" calcext:value-type="float">
            <text:p>5,7130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713068" calcext:value-type="float">
            <text:p>5,7130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713068" calcext:value-type="float">
            <text:p>5,7130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756332" calcext:value-type="float">
            <text:p>5,7563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756332" calcext:value-type="float">
            <text:p>5,7563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756332" calcext:value-type="float">
            <text:p>5,7563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756332" calcext:value-type="float">
            <text:p>5,7563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808714" calcext:value-type="float">
            <text:p>5,8087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808714" calcext:value-type="float">
            <text:p>5,8087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808714" calcext:value-type="float">
            <text:p>5,8087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998533" calcext:value-type="float">
            <text:p>5,9985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998533" calcext:value-type="float">
            <text:p>5,9985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998533" calcext:value-type="float">
            <text:p>5,9985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998533" calcext:value-type="float">
            <text:p>5,9985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818894" calcext:value-type="float">
            <text:p>5,8188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818894" calcext:value-type="float">
            <text:p>5,8188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988345" calcext:value-type="float">
            <text:p>5,9883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962896" calcext:value-type="float">
            <text:p>5,9628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962896" calcext:value-type="float">
            <text:p>5,9628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962896" calcext:value-type="float">
            <text:p>5,9628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152712" calcext:value-type="float">
            <text:p>6,152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152712" calcext:value-type="float">
            <text:p>6,152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16035" calcext:value-type="float">
            <text:p>6,16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147622" calcext:value-type="float">
            <text:p>6,1476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147622" calcext:value-type="float">
            <text:p>6,1476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147622" calcext:value-type="float">
            <text:p>6,1476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970528" calcext:value-type="float">
            <text:p>5,9705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970528" calcext:value-type="float">
            <text:p>5,9705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970528" calcext:value-type="float">
            <text:p>5,9705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862156" calcext:value-type="float">
            <text:p>5,862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862156" calcext:value-type="float">
            <text:p>5,862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862156" calcext:value-type="float">
            <text:p>5,862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862156" calcext:value-type="float">
            <text:p>5,862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862156" calcext:value-type="float">
            <text:p>5,862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651973" calcext:value-type="float">
            <text:p>5,6519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446886" calcext:value-type="float">
            <text:p>5,4468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446886" calcext:value-type="float">
            <text:p>5,4468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482523" calcext:value-type="float">
            <text:p>5,4825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482523" calcext:value-type="float">
            <text:p>5,4825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682527" calcext:value-type="float">
            <text:p>5,6825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679979" calcext:value-type="float">
            <text:p>5,6799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679979" calcext:value-type="float">
            <text:p>5,6799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692704" calcext:value-type="float">
            <text:p>5,6927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692704" calcext:value-type="float">
            <text:p>5,6927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692704" calcext:value-type="float">
            <text:p>5,6927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692704" calcext:value-type="float">
            <text:p>5,6927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692704" calcext:value-type="float">
            <text:p>5,6927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464706" calcext:value-type="float">
            <text:p>5,4647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464706" calcext:value-type="float">
            <text:p>5,4647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464706" calcext:value-type="float">
            <text:p>5,4647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464706" calcext:value-type="float">
            <text:p>5,4647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618892" calcext:value-type="float">
            <text:p>5,6188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813798" calcext:value-type="float">
            <text:p>5,8137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803617" calcext:value-type="float">
            <text:p>5,8036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803617" calcext:value-type="float">
            <text:p>5,8036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851978" calcext:value-type="float">
            <text:p>5,8519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766528" calcext:value-type="float">
            <text:p>5,7665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741073" calcext:value-type="float">
            <text:p>5,7410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974158" calcext:value-type="float">
            <text:p>5,9741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974158" calcext:value-type="float">
            <text:p>5,9741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974158" calcext:value-type="float">
            <text:p>5,9741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987955" calcext:value-type="float">
            <text:p>5,9879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170138" calcext:value-type="float">
            <text:p>6,1701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993048" calcext:value-type="float">
            <text:p>5,9930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993048" calcext:value-type="float">
            <text:p>5,9930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980323" calcext:value-type="float">
            <text:p>5,980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980323" calcext:value-type="float">
            <text:p>5,980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980323" calcext:value-type="float">
            <text:p>5,980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980323" calcext:value-type="float">
            <text:p>5,980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980323" calcext:value-type="float">
            <text:p>5,980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088697" calcext:value-type="float">
            <text:p>6,0886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947233" calcext:value-type="float">
            <text:p>5,947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947233" calcext:value-type="float">
            <text:p>5,947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947233" calcext:value-type="float">
            <text:p>5,947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947233" calcext:value-type="float">
            <text:p>5,947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865788" calcext:value-type="float">
            <text:p>5,8657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865788" calcext:value-type="float">
            <text:p>5,8657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883604" calcext:value-type="float">
            <text:p>5,8836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883604" calcext:value-type="float">
            <text:p>5,8836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883604" calcext:value-type="float">
            <text:p>5,8836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883604" calcext:value-type="float">
            <text:p>5,8836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883604" calcext:value-type="float">
            <text:p>5,8836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883604" calcext:value-type="float">
            <text:p>5,8836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780335" calcext:value-type="float">
            <text:p>5,7803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77415" calcext:value-type="float">
            <text:p>5,774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77415" calcext:value-type="float">
            <text:p>5,774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77415" calcext:value-type="float">
            <text:p>5,774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831625" calcext:value-type="float">
            <text:p>5,8316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793446" calcext:value-type="float">
            <text:p>5,7934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793446" calcext:value-type="float">
            <text:p>5,7934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793446" calcext:value-type="float">
            <text:p>5,7934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793446" calcext:value-type="float">
            <text:p>5,7934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793446" calcext:value-type="float">
            <text:p>5,7934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793446" calcext:value-type="float">
            <text:p>5,7934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793446" calcext:value-type="float">
            <text:p>5,7934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758898" calcext:value-type="float">
            <text:p>5,7588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553809" calcext:value-type="float">
            <text:p>5,5538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639267" calcext:value-type="float">
            <text:p>5,6392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872357" calcext:value-type="float">
            <text:p>5,8723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728345" calcext:value-type="float">
            <text:p>5,7283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625078" calcext:value-type="float">
            <text:p>5,6250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614899" calcext:value-type="float">
            <text:p>5,6148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637806" calcext:value-type="float">
            <text:p>5,6378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637806" calcext:value-type="float">
            <text:p>5,6378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637806" calcext:value-type="float">
            <text:p>5,6378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628688" calcext:value-type="float">
            <text:p>5,6286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628688" calcext:value-type="float">
            <text:p>5,6286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645441" calcext:value-type="float">
            <text:p>5,6454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599625" calcext:value-type="float">
            <text:p>5,5996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56508" calcext:value-type="float">
            <text:p>5,565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56508" calcext:value-type="float">
            <text:p>5,565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526897" calcext:value-type="float">
            <text:p>5,526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526897" calcext:value-type="float">
            <text:p>5,526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526897" calcext:value-type="float">
            <text:p>5,526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321805" calcext:value-type="float">
            <text:p>5,3218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321805" calcext:value-type="float">
            <text:p>5,3218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321805" calcext:value-type="float">
            <text:p>5,3218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321805" calcext:value-type="float">
            <text:p>5,3218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321805" calcext:value-type="float">
            <text:p>5,3218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321805" calcext:value-type="float">
            <text:p>5,3218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321805" calcext:value-type="float">
            <text:p>5,3218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378908" calcext:value-type="float">
            <text:p>5,3789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378908" calcext:value-type="float">
            <text:p>5,3789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378908" calcext:value-type="float">
            <text:p>5,3789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338179" calcext:value-type="float">
            <text:p>5,3381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338179" calcext:value-type="float">
            <text:p>5,3381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161086" calcext:value-type="float">
            <text:p>5,1610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153452" calcext:value-type="float">
            <text:p>5,1534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153452" calcext:value-type="float">
            <text:p>5,1534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153452" calcext:value-type="float">
            <text:p>5,1534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153452" calcext:value-type="float">
            <text:p>5,1534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153452" calcext:value-type="float">
            <text:p>5,1534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045091" calcext:value-type="float">
            <text:p>5,0450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008355" calcext:value-type="float">
            <text:p>5,0083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008355" calcext:value-type="float">
            <text:p>5,0083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008355" calcext:value-type="float">
            <text:p>5,0083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008355" calcext:value-type="float">
            <text:p>5,0083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068361" calcext:value-type="float">
            <text:p>5,0683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068361" calcext:value-type="float">
            <text:p>5,0683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068361" calcext:value-type="float">
            <text:p>5,0683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068361" calcext:value-type="float">
            <text:p>5,0683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068361" calcext:value-type="float">
            <text:p>5,0683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068361" calcext:value-type="float">
            <text:p>5,0683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068361" calcext:value-type="float">
            <text:p>5,0683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068361" calcext:value-type="float">
            <text:p>5,0683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068361" calcext:value-type="float">
            <text:p>5,0683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068361" calcext:value-type="float">
            <text:p>5,0683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068361" calcext:value-type="float">
            <text:p>5,0683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273457" calcext:value-type="float">
            <text:p>5,2734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273457" calcext:value-type="float">
            <text:p>5,2734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325466" calcext:value-type="float">
            <text:p>5,3254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418555" calcext:value-type="float">
            <text:p>5,4185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418555" calcext:value-type="float">
            <text:p>5,4185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418555" calcext:value-type="float">
            <text:p>5,4185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333099" calcext:value-type="float">
            <text:p>5,3330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395644" calcext:value-type="float">
            <text:p>5,3956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395644" calcext:value-type="float">
            <text:p>5,3956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395644" calcext:value-type="float">
            <text:p>5,3956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395644" calcext:value-type="float">
            <text:p>5,3956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284739" calcext:value-type="float">
            <text:p>5,2847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284739" calcext:value-type="float">
            <text:p>5,2847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246538" calcext:value-type="float">
            <text:p>5,2465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246538" calcext:value-type="float">
            <text:p>5,2465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246538" calcext:value-type="float">
            <text:p>5,2465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246538" calcext:value-type="float">
            <text:p>5,2465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246538" calcext:value-type="float">
            <text:p>5,2465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246538" calcext:value-type="float">
            <text:p>5,2465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246538" calcext:value-type="float">
            <text:p>5,2465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246538" calcext:value-type="float">
            <text:p>5,2465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246538" calcext:value-type="float">
            <text:p>5,2465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278178" calcext:value-type="float">
            <text:p>5,278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27054" calcext:value-type="float">
            <text:p>5,270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134539" calcext:value-type="float">
            <text:p>5,1345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134539" calcext:value-type="float">
            <text:p>5,1345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145785" calcext:value-type="float">
            <text:p>5,145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145785" calcext:value-type="float">
            <text:p>5,145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145785" calcext:value-type="float">
            <text:p>5,145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145785" calcext:value-type="float">
            <text:p>5,145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145785" calcext:value-type="float">
            <text:p>5,145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145785" calcext:value-type="float">
            <text:p>5,145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145785" calcext:value-type="float">
            <text:p>5,145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145785" calcext:value-type="float">
            <text:p>5,145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155968" calcext:value-type="float">
            <text:p>5,1559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231249" calcext:value-type="float">
            <text:p>5,2312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231249" calcext:value-type="float">
            <text:p>5,2312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231249" calcext:value-type="float">
            <text:p>5,2312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428705" calcext:value-type="float">
            <text:p>5,4287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428705" calcext:value-type="float">
            <text:p>5,4287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428705" calcext:value-type="float">
            <text:p>5,4287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428705" calcext:value-type="float">
            <text:p>5,4287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562524" calcext:value-type="float">
            <text:p>5,5625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377795" calcext:value-type="float">
            <text:p>5,3777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377795" calcext:value-type="float">
            <text:p>5,3777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348328" calcext:value-type="float">
            <text:p>5,3483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320331" calcext:value-type="float">
            <text:p>5,3203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320331" calcext:value-type="float">
            <text:p>5,3203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320331" calcext:value-type="float">
            <text:p>5,3203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267954" calcext:value-type="float">
            <text:p>5,267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267954" calcext:value-type="float">
            <text:p>5,267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267954" calcext:value-type="float">
            <text:p>5,267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267954" calcext:value-type="float">
            <text:p>5,267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267954" calcext:value-type="float">
            <text:p>5,267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267954" calcext:value-type="float">
            <text:p>5,267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039955" calcext:value-type="float">
            <text:p>5,0399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039955" calcext:value-type="float">
            <text:p>5,0399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163588" calcext:value-type="float">
            <text:p>5,1635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071971" calcext:value-type="float">
            <text:p>5,0719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022511" calcext:value-type="float">
            <text:p>5,0225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916691" calcext:value-type="float">
            <text:p>4,916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916691" calcext:value-type="float">
            <text:p>4,916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916691" calcext:value-type="float">
            <text:p>4,916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645426" calcext:value-type="float">
            <text:p>4,6454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730882" calcext:value-type="float">
            <text:p>4,7308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678513" calcext:value-type="float">
            <text:p>4,6785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678513" calcext:value-type="float">
            <text:p>4,6785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678513" calcext:value-type="float">
            <text:p>4,6785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678513" calcext:value-type="float">
            <text:p>4,6785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678513" calcext:value-type="float">
            <text:p>4,6785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678513" calcext:value-type="float">
            <text:p>4,6785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678513" calcext:value-type="float">
            <text:p>4,6785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473424" calcext:value-type="float">
            <text:p>4,473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473424" calcext:value-type="float">
            <text:p>4,473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473424" calcext:value-type="float">
            <text:p>4,473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473424" calcext:value-type="float">
            <text:p>4,473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473424" calcext:value-type="float">
            <text:p>4,473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473424" calcext:value-type="float">
            <text:p>4,473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46432" calcext:value-type="float">
            <text:p>4,464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524323" calcext:value-type="float">
            <text:p>4,5243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524323" calcext:value-type="float">
            <text:p>4,5243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426133" calcext:value-type="float">
            <text:p>4,4261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426133" calcext:value-type="float">
            <text:p>4,4261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426133" calcext:value-type="float">
            <text:p>4,4261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426133" calcext:value-type="float">
            <text:p>4,4261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521777" calcext:value-type="float">
            <text:p>4,5217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521777" calcext:value-type="float">
            <text:p>4,5217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510141" calcext:value-type="float">
            <text:p>4,5101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549776" calcext:value-type="float">
            <text:p>4,5497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549776" calcext:value-type="float">
            <text:p>4,5497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549776" calcext:value-type="float">
            <text:p>4,5497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549776" calcext:value-type="float">
            <text:p>4,5497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549776" calcext:value-type="float">
            <text:p>4,5497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549776" calcext:value-type="float">
            <text:p>4,5497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549776" calcext:value-type="float">
            <text:p>4,5497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549776" calcext:value-type="float">
            <text:p>4,5497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549776" calcext:value-type="float">
            <text:p>4,5497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549776" calcext:value-type="float">
            <text:p>4,5497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770136" calcext:value-type="float">
            <text:p>4,7701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91669" calcext:value-type="float">
            <text:p>4,916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91669" calcext:value-type="float">
            <text:p>4,916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91669" calcext:value-type="float">
            <text:p>4,916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91669" calcext:value-type="float">
            <text:p>4,916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91669" calcext:value-type="float">
            <text:p>4,916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861777" calcext:value-type="float">
            <text:p>4,8617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861777" calcext:value-type="float">
            <text:p>4,8617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861777" calcext:value-type="float">
            <text:p>4,8617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861777" calcext:value-type="float">
            <text:p>4,8617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861777" calcext:value-type="float">
            <text:p>4,8617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861777" calcext:value-type="float">
            <text:p>4,8617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861777" calcext:value-type="float">
            <text:p>4,8617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861777" calcext:value-type="float">
            <text:p>4,8617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861777" calcext:value-type="float">
            <text:p>4,8617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9025" calcext:value-type="float">
            <text:p>4,90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9025" calcext:value-type="float">
            <text:p>4,90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9025" calcext:value-type="float">
            <text:p>4,90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9025" calcext:value-type="float">
            <text:p>4,90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9025" calcext:value-type="float">
            <text:p>4,90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9025" calcext:value-type="float">
            <text:p>4,90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038873" calcext:value-type="float">
            <text:p>5,038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038873" calcext:value-type="float">
            <text:p>5,038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038873" calcext:value-type="float">
            <text:p>5,038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038873" calcext:value-type="float">
            <text:p>5,038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038873" calcext:value-type="float">
            <text:p>5,038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.038873" calcext:value-type="float">
            <text:p>5,038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.038873" calcext:value-type="float">
            <text:p>5,038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038873" calcext:value-type="float">
            <text:p>5,038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.038873" calcext:value-type="float">
            <text:p>5,038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91778" calcext:value-type="float">
            <text:p>4,917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91778" calcext:value-type="float">
            <text:p>4,917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91778" calcext:value-type="float">
            <text:p>4,917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91778" calcext:value-type="float">
            <text:p>4,917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91778" calcext:value-type="float">
            <text:p>4,917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91778" calcext:value-type="float">
            <text:p>4,917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91778" calcext:value-type="float">
            <text:p>4,917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91778" calcext:value-type="float">
            <text:p>4,917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91778" calcext:value-type="float">
            <text:p>4,917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91778" calcext:value-type="float">
            <text:p>4,917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921386" calcext:value-type="float">
            <text:p>4,9213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921386" calcext:value-type="float">
            <text:p>4,9213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921386" calcext:value-type="float">
            <text:p>4,9213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858837" calcext:value-type="float">
            <text:p>4,8588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850136" calcext:value-type="float">
            <text:p>4,850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850136" calcext:value-type="float">
            <text:p>4,850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850136" calcext:value-type="float">
            <text:p>4,850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850136" calcext:value-type="float">
            <text:p>4,850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850136" calcext:value-type="float">
            <text:p>4,850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850136" calcext:value-type="float">
            <text:p>4,850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734138" calcext:value-type="float">
            <text:p>4,7341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734138" calcext:value-type="float">
            <text:p>4,7341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734138" calcext:value-type="float">
            <text:p>4,7341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734138" calcext:value-type="float">
            <text:p>4,7341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734138" calcext:value-type="float">
            <text:p>4,7341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695954" calcext:value-type="float">
            <text:p>4,6959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695954" calcext:value-type="float">
            <text:p>4,6959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695954" calcext:value-type="float">
            <text:p>4,6959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695954" calcext:value-type="float">
            <text:p>4,6959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695954" calcext:value-type="float">
            <text:p>4,6959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695954" calcext:value-type="float">
            <text:p>4,6959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634866" calcext:value-type="float">
            <text:p>4,6348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634866" calcext:value-type="float">
            <text:p>4,6348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634866" calcext:value-type="float">
            <text:p>4,6348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634866" calcext:value-type="float">
            <text:p>4,6348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634866" calcext:value-type="float">
            <text:p>4,6348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646114" calcext:value-type="float">
            <text:p>4,6461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593741" calcext:value-type="float">
            <text:p>4,5937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593741" calcext:value-type="float">
            <text:p>4,5937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593741" calcext:value-type="float">
            <text:p>4,5937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593741" calcext:value-type="float">
            <text:p>4,5937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593741" calcext:value-type="float">
            <text:p>4,5937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593741" calcext:value-type="float">
            <text:p>4,5937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593741" calcext:value-type="float">
            <text:p>4,5937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593741" calcext:value-type="float">
            <text:p>4,5937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55301" calcext:value-type="float">
            <text:p>4,55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55301" calcext:value-type="float">
            <text:p>4,55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55301" calcext:value-type="float">
            <text:p>4,55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55301" calcext:value-type="float">
            <text:p>4,55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55301" calcext:value-type="float">
            <text:p>4,55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55301" calcext:value-type="float">
            <text:p>4,55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55301" calcext:value-type="float">
            <text:p>4,55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55301" calcext:value-type="float">
            <text:p>4,55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55301" calcext:value-type="float">
            <text:p>4,55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55301" calcext:value-type="float">
            <text:p>4,55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50613" calcext:value-type="float">
            <text:p>4,506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397768" calcext:value-type="float">
            <text:p>4,3977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397768" calcext:value-type="float">
            <text:p>4,3977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397768" calcext:value-type="float">
            <text:p>4,3977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407962" calcext:value-type="float">
            <text:p>4,4079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427225" calcext:value-type="float">
            <text:p>4,4272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480674" calcext:value-type="float">
            <text:p>4,4806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480674" calcext:value-type="float">
            <text:p>4,4806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480674" calcext:value-type="float">
            <text:p>4,4806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480674" calcext:value-type="float">
            <text:p>4,4806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538137" calcext:value-type="float">
            <text:p>4,538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538137" calcext:value-type="float">
            <text:p>4,538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538137" calcext:value-type="float">
            <text:p>4,538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538137" calcext:value-type="float">
            <text:p>4,538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538137" calcext:value-type="float">
            <text:p>4,538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538137" calcext:value-type="float">
            <text:p>4,538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538137" calcext:value-type="float">
            <text:p>4,538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538137" calcext:value-type="float">
            <text:p>4,538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538137" calcext:value-type="float">
            <text:p>4,538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69995" calcext:value-type="float">
            <text:p>4,699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69995" calcext:value-type="float">
            <text:p>4,699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599217" calcext:value-type="float">
            <text:p>4,5992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599217" calcext:value-type="float">
            <text:p>4,5992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460699" calcext:value-type="float">
            <text:p>4,4606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460699" calcext:value-type="float">
            <text:p>4,4606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460699" calcext:value-type="float">
            <text:p>4,4606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460699" calcext:value-type="float">
            <text:p>4,4606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460699" calcext:value-type="float">
            <text:p>4,4606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460699" calcext:value-type="float">
            <text:p>4,4606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460699" calcext:value-type="float">
            <text:p>4,4606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460699" calcext:value-type="float">
            <text:p>4,4606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393064" calcext:value-type="float">
            <text:p>4,3930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393064" calcext:value-type="float">
            <text:p>4,3930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393064" calcext:value-type="float">
            <text:p>4,3930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393064" calcext:value-type="float">
            <text:p>4,3930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393064" calcext:value-type="float">
            <text:p>4,3930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393064" calcext:value-type="float">
            <text:p>4,3930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393064" calcext:value-type="float">
            <text:p>4,3930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393064" calcext:value-type="float">
            <text:p>4,3930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393064" calcext:value-type="float">
            <text:p>4,3930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439953" calcext:value-type="float">
            <text:p>4,4399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439953" calcext:value-type="float">
            <text:p>4,4399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439953" calcext:value-type="float">
            <text:p>4,4399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439953" calcext:value-type="float">
            <text:p>4,4399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439953" calcext:value-type="float">
            <text:p>4,4399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439953" calcext:value-type="float">
            <text:p>4,4399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439953" calcext:value-type="float">
            <text:p>4,4399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439953" calcext:value-type="float">
            <text:p>4,4399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439953" calcext:value-type="float">
            <text:p>4,4399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439945" calcext:value-type="float">
            <text:p>4,4399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439945" calcext:value-type="float">
            <text:p>4,4399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439945" calcext:value-type="float">
            <text:p>4,4399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352339" calcext:value-type="float">
            <text:p>4,3523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352339" calcext:value-type="float">
            <text:p>4,3523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352339" calcext:value-type="float">
            <text:p>4,3523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352339" calcext:value-type="float">
            <text:p>4,3523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352339" calcext:value-type="float">
            <text:p>4,3523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310163" calcext:value-type="float">
            <text:p>4,310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310163" calcext:value-type="float">
            <text:p>4,310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310163" calcext:value-type="float">
            <text:p>4,310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310163" calcext:value-type="float">
            <text:p>4,310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310163" calcext:value-type="float">
            <text:p>4,310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310163" calcext:value-type="float">
            <text:p>4,310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310163" calcext:value-type="float">
            <text:p>4,310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310163" calcext:value-type="float">
            <text:p>4,310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310163" calcext:value-type="float">
            <text:p>4,310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310163" calcext:value-type="float">
            <text:p>4,310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310163" calcext:value-type="float">
            <text:p>4,310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185438" calcext:value-type="float">
            <text:p>4,185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182895" calcext:value-type="float">
            <text:p>4,1828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182895" calcext:value-type="float">
            <text:p>4,1828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182895" calcext:value-type="float">
            <text:p>4,1828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182895" calcext:value-type="float">
            <text:p>4,1828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182895" calcext:value-type="float">
            <text:p>4,1828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182895" calcext:value-type="float">
            <text:p>4,1828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182895" calcext:value-type="float">
            <text:p>4,1828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182895" calcext:value-type="float">
            <text:p>4,1828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251611" calcext:value-type="float">
            <text:p>4,2516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056708" calcext:value-type="float">
            <text:p>4,056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159992" calcext:value-type="float">
            <text:p>4,1599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159992" calcext:value-type="float">
            <text:p>4,1599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159992" calcext:value-type="float">
            <text:p>4,1599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203261" calcext:value-type="float">
            <text:p>4,2032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203261" calcext:value-type="float">
            <text:p>4,2032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203261" calcext:value-type="float">
            <text:p>4,2032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203261" calcext:value-type="float">
            <text:p>4,2032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203261" calcext:value-type="float">
            <text:p>4,2032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203261" calcext:value-type="float">
            <text:p>4,2032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203261" calcext:value-type="float">
            <text:p>4,2032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203261" calcext:value-type="float">
            <text:p>4,2032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180345" calcext:value-type="float">
            <text:p>4,18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156346" calcext:value-type="float">
            <text:p>4,1563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159976" calcext:value-type="float">
            <text:p>4,1599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161449" calcext:value-type="float">
            <text:p>4,1614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161449" calcext:value-type="float">
            <text:p>4,1614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161449" calcext:value-type="float">
            <text:p>4,1614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161449" calcext:value-type="float">
            <text:p>4,1614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161449" calcext:value-type="float">
            <text:p>4,1614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161449" calcext:value-type="float">
            <text:p>4,1614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161449" calcext:value-type="float">
            <text:p>4,1614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161449" calcext:value-type="float">
            <text:p>4,1614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070891" calcext:value-type="float">
            <text:p>4,070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070891" calcext:value-type="float">
            <text:p>4,070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070891" calcext:value-type="float">
            <text:p>4,070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070891" calcext:value-type="float">
            <text:p>4,070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070891" calcext:value-type="float">
            <text:p>4,070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070891" calcext:value-type="float">
            <text:p>4,070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070891" calcext:value-type="float">
            <text:p>4,070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070891" calcext:value-type="float">
            <text:p>4,070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070891" calcext:value-type="float">
            <text:p>4,070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070891" calcext:value-type="float">
            <text:p>4,070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070891" calcext:value-type="float">
            <text:p>4,0708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135629" calcext:value-type="float">
            <text:p>4,1356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062903" calcext:value-type="float">
            <text:p>4,0629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00181" calcext:value-type="float">
            <text:p>4,001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018526" calcext:value-type="float">
            <text:p>4,0185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017454" calcext:value-type="float">
            <text:p>4,0174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937079" calcext:value-type="float">
            <text:p>3,9370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975265" calcext:value-type="float">
            <text:p>3,975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975265" calcext:value-type="float">
            <text:p>3,975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975265" calcext:value-type="float">
            <text:p>3,975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907629" calcext:value-type="float">
            <text:p>3,9076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907629" calcext:value-type="float">
            <text:p>3,9076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907629" calcext:value-type="float">
            <text:p>3,9076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907629" calcext:value-type="float">
            <text:p>3,9076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907629" calcext:value-type="float">
            <text:p>3,9076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845067" calcext:value-type="float">
            <text:p>3,845067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2:14:55.019000000</dc:date>
    <meta:editing-duration>PT1M37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3.A1:cameraslog_3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3.B2:cameraslog_3.B1001" chart:label-cell-address="cameraslog_3.B1:cameraslog_3.B1" chart:class="chart:scatter">
            <chart:domain table:cell-range-address="cameraslog_3.A2:cameraslog_3.A1001"/>
            <chart:data-point chart:repeated="1000"/>
          </chart:series>
          <chart:series chart:style-name="ch8" chart:values-cell-range-address="cameraslog_3.C2:cameraslog_3.C1001" chart:label-cell-address="cameraslog_3.C1:cameraslog_3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3.B1:cameraslog_3.B1</svg:desc>
                </draw:g>
              </table:table-cell>
              <table:table-cell office:value-type="string">
                <text:p>number of cameras</text:p>
                <draw:g>
                  <svg:desc>cameraslog_3.C1:cameraslog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3.A2:cameraslog_3.A1001</svg:desc>
                </draw:g>
              </table:table-cell>
              <table:table-cell office:value-type="float" office:value="5.627857">
                <text:p>5.627857</text:p>
                <draw:g>
                  <svg:desc>cameraslog_3.B2:cameraslog_3.B1001</svg:desc>
                </draw:g>
              </table:table-cell>
              <table:table-cell office:value-type="float" office:value="14">
                <text:p>14</text:p>
                <draw:g>
                  <svg:desc>cameraslog_3.C2:cameraslog_3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43076">
                <text:p>5.430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528942">
                <text:p>5.5289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75402">
                <text:p>5.754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376276">
                <text:p>5.3762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395577">
                <text:p>5.3955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441381">
                <text:p>5.441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475937">
                <text:p>5.4759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805762">
                <text:p>5.8057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82504">
                <text:p>5.825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793035">
                <text:p>5.7930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69265">
                <text:p>5.692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614815">
                <text:p>5.6148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481003">
                <text:p>5.4810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41003">
                <text:p>5.541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903902">
                <text:p>5.9039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854104">
                <text:p>5.854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216651">
                <text:p>6.2166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986458">
                <text:p>5.9864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972289">
                <text:p>5.972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264977">
                <text:p>6.264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024664">
                <text:p>6.0246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024664">
                <text:p>6.0246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786833">
                <text:p>5.7868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77811">
                <text:p>5.778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83921">
                <text:p>5.8839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682856">
                <text:p>5.6828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900679">
                <text:p>5.9006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037038">
                <text:p>6.0370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044669">
                <text:p>6.0446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030843">
                <text:p>6.030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182496">
                <text:p>6.1824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252667">
                <text:p>6.2526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420676">
                <text:p>6.4206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582492">
                <text:p>6.5824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759588">
                <text:p>6.7595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822145">
                <text:p>6.8221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129056">
                <text:p>7.1290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0196">
                <text:p>7.01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2476">
                <text:p>7.24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2476">
                <text:p>7.24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.383969">
                <text:p>7.3839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624688">
                <text:p>7.6246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624688">
                <text:p>7.6246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582893">
                <text:p>7.5828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4109">
                <text:p>7.4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222524">
                <text:p>7.2225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46944">
                <text:p>7.469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446528">
                <text:p>7.4465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580351">
                <text:p>7.5803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580351">
                <text:p>7.5803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38544">
                <text:p>7.385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256709">
                <text:p>7.2567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154891">
                <text:p>7.1548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154891">
                <text:p>7.1548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075982">
                <text:p>7.0759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.883618">
                <text:p>6.8836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.86071">
                <text:p>6.860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055614">
                <text:p>7.0556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055614">
                <text:p>7.0556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111617">
                <text:p>7.111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240345">
                <text:p>7.2403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040346">
                <text:p>7.0403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039247">
                <text:p>7.0392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.821434">
                <text:p>6.821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036704">
                <text:p>7.0367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079973">
                <text:p>7.0799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213797">
                <text:p>7.2137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213797">
                <text:p>7.2137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429068">
                <text:p>7.4290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631613">
                <text:p>7.6316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558871">
                <text:p>7.558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558871">
                <text:p>7.558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450499">
                <text:p>7.4504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450499">
                <text:p>7.4504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589413">
                <text:p>7.5894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589413">
                <text:p>7.5894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700334">
                <text:p>7.7003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766519">
                <text:p>7.7665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948701">
                <text:p>7.9487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18688">
                <text:p>8.186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250504">
                <text:p>8.2505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250504">
                <text:p>8.2505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263239">
                <text:p>8.2632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260693">
                <text:p>8.2606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184335">
                <text:p>8.184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260694">
                <text:p>8.2606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157409">
                <text:p>8.1574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157409">
                <text:p>8.1574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157409">
                <text:p>8.1574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091237">
                <text:p>8.0912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091237">
                <text:p>8.0912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951253">
                <text:p>7.9512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776704">
                <text:p>7.7767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576703">
                <text:p>7.5767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586883">
                <text:p>7.5868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586883">
                <text:p>7.5868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586883">
                <text:p>7.5868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586883">
                <text:p>7.5868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543618">
                <text:p>7.5436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381797">
                <text:p>7.3817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.234159">
                <text:p>7.2341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234159">
                <text:p>7.2341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234159">
                <text:p>7.2341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464705">
                <text:p>7.4647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221436">
                <text:p>7.2214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031616">
                <text:p>7.0316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269792">
                <text:p>7.2697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067246">
                <text:p>7.067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22398">
                <text:p>7.223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011256">
                <text:p>7.0112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905427">
                <text:p>6.9054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905427">
                <text:p>6.9054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905427">
                <text:p>6.9054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079975">
                <text:p>7.0799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079975">
                <text:p>7.0799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079975">
                <text:p>7.0799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.079975">
                <text:p>7.0799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079975">
                <text:p>7.0799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902884">
                <text:p>6.9028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902884">
                <text:p>6.9028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902884">
                <text:p>6.9028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.079977">
                <text:p>7.0799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.079977">
                <text:p>7.0799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079977">
                <text:p>7.0799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231616">
                <text:p>7.231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.034161">
                <text:p>7.0341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074886">
                <text:p>7.0748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074886">
                <text:p>7.0748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223983">
                <text:p>7.2239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226532">
                <text:p>7.2265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203621">
                <text:p>7.2036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203621">
                <text:p>7.2036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203621">
                <text:p>7.2036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203621">
                <text:p>7.2036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354848">
                <text:p>7.3548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354848">
                <text:p>7.3548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354848">
                <text:p>7.3548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354848">
                <text:p>7.3548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473402">
                <text:p>7.4734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.273404">
                <text:p>7.2734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273404">
                <text:p>7.2734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260678">
                <text:p>7.2606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399595">
                <text:p>7.3995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566504">
                <text:p>7.5665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561416">
                <text:p>7.5614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435225">
                <text:p>7.4352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.376684">
                <text:p>7.3766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.376684">
                <text:p>7.3766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376684">
                <text:p>7.3766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.225045">
                <text:p>7.225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.014863">
                <text:p>7.0148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789413">
                <text:p>6.7894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586867">
                <text:p>6.5868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586867">
                <text:p>6.5868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394502">
                <text:p>6.3945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202138">
                <text:p>6.2021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409771">
                <text:p>6.4097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409771">
                <text:p>6.4097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442862">
                <text:p>6.4428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291236">
                <text:p>6.2912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291236">
                <text:p>6.2912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.091232">
                <text:p>6.0912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.347226">
                <text:p>6.3472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347226">
                <text:p>6.3472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341066">
                <text:p>6.3410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341066">
                <text:p>6.3410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.156341">
                <text:p>6.1563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933432">
                <text:p>5.9334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933432">
                <text:p>5.9334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102886">
                <text:p>6.1028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157427">
                <text:p>6.1574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157427">
                <text:p>6.1574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103975">
                <text:p>6.103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135974">
                <text:p>6.1359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135974">
                <text:p>6.1359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120701">
                <text:p>6.1207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120701">
                <text:p>6.1207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892702">
                <text:p>5.8927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892702">
                <text:p>5.8927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892702">
                <text:p>5.8927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892702">
                <text:p>5.8927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713068">
                <text:p>5.7130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713068">
                <text:p>5.7130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713068">
                <text:p>5.7130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713068">
                <text:p>5.7130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713068">
                <text:p>5.7130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756332">
                <text:p>5.7563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756332">
                <text:p>5.7563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756332">
                <text:p>5.7563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756332">
                <text:p>5.7563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808714">
                <text:p>5.808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808714">
                <text:p>5.808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808714">
                <text:p>5.808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998533">
                <text:p>5.9985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998533">
                <text:p>5.9985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998533">
                <text:p>5.9985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998533">
                <text:p>5.9985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818894">
                <text:p>5.8188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818894">
                <text:p>5.8188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988345">
                <text:p>5.9883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962896">
                <text:p>5.9628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962896">
                <text:p>5.9628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962896">
                <text:p>5.9628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.152712">
                <text:p>6.1527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.152712">
                <text:p>6.1527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.16035">
                <text:p>6.160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.147622">
                <text:p>6.1476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.147622">
                <text:p>6.1476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.147622">
                <text:p>6.1476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970528">
                <text:p>5.9705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970528">
                <text:p>5.9705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970528">
                <text:p>5.9705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862156">
                <text:p>5.862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862156">
                <text:p>5.862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862156">
                <text:p>5.862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862156">
                <text:p>5.862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862156">
                <text:p>5.862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651973">
                <text:p>5.6519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446886">
                <text:p>5.4468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446886">
                <text:p>5.4468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482523">
                <text:p>5.4825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482523">
                <text:p>5.4825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682527">
                <text:p>5.6825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679979">
                <text:p>5.6799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679979">
                <text:p>5.6799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692704">
                <text:p>5.6927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692704">
                <text:p>5.6927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692704">
                <text:p>5.6927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692704">
                <text:p>5.6927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692704">
                <text:p>5.6927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464706">
                <text:p>5.4647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464706">
                <text:p>5.4647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464706">
                <text:p>5.4647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464706">
                <text:p>5.4647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618892">
                <text:p>5.6188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813798">
                <text:p>5.8137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803617">
                <text:p>5.8036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803617">
                <text:p>5.8036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851978">
                <text:p>5.8519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766528">
                <text:p>5.7665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741073">
                <text:p>5.7410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974158">
                <text:p>5.9741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974158">
                <text:p>5.9741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974158">
                <text:p>5.9741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987955">
                <text:p>5.9879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.170138">
                <text:p>6.1701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993048">
                <text:p>5.9930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993048">
                <text:p>5.9930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980323">
                <text:p>5.9803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980323">
                <text:p>5.9803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980323">
                <text:p>5.9803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980323">
                <text:p>5.9803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980323">
                <text:p>5.9803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6.088697">
                <text:p>6.0886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947233">
                <text:p>5.9472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947233">
                <text:p>5.9472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947233">
                <text:p>5.9472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947233">
                <text:p>5.9472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865788">
                <text:p>5.8657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865788">
                <text:p>5.8657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883604">
                <text:p>5.8836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883604">
                <text:p>5.8836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883604">
                <text:p>5.8836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883604">
                <text:p>5.8836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883604">
                <text:p>5.8836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883604">
                <text:p>5.8836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780335">
                <text:p>5.7803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77415">
                <text:p>5.774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77415">
                <text:p>5.774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77415">
                <text:p>5.774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831625">
                <text:p>5.8316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793446">
                <text:p>5.7934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793446">
                <text:p>5.7934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793446">
                <text:p>5.7934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793446">
                <text:p>5.7934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793446">
                <text:p>5.7934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793446">
                <text:p>5.7934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793446">
                <text:p>5.7934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758898">
                <text:p>5.7588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553809">
                <text:p>5.5538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639267">
                <text:p>5.6392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872357">
                <text:p>5.8723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728345">
                <text:p>5.7283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625078">
                <text:p>5.6250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614899">
                <text:p>5.6148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637806">
                <text:p>5.6378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637806">
                <text:p>5.6378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637806">
                <text:p>5.6378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628688">
                <text:p>5.6286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628688">
                <text:p>5.6286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645441">
                <text:p>5.6454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599625">
                <text:p>5.5996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56508">
                <text:p>5.565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56508">
                <text:p>5.565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526897">
                <text:p>5.526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526897">
                <text:p>5.526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526897">
                <text:p>5.526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321805">
                <text:p>5.3218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.321805">
                <text:p>5.3218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.321805">
                <text:p>5.3218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321805">
                <text:p>5.3218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321805">
                <text:p>5.3218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321805">
                <text:p>5.3218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321805">
                <text:p>5.3218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.378908">
                <text:p>5.3789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378908">
                <text:p>5.3789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378908">
                <text:p>5.3789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338179">
                <text:p>5.3381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.338179">
                <text:p>5.3381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161086">
                <text:p>5.1610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.153452">
                <text:p>5.1534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.153452">
                <text:p>5.1534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.153452">
                <text:p>5.1534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153452">
                <text:p>5.1534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153452">
                <text:p>5.1534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045091">
                <text:p>5.0450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008355">
                <text:p>5.0083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008355">
                <text:p>5.0083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008355">
                <text:p>5.0083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008355">
                <text:p>5.0083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068361">
                <text:p>5.068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068361">
                <text:p>5.068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068361">
                <text:p>5.068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068361">
                <text:p>5.068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068361">
                <text:p>5.068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068361">
                <text:p>5.068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068361">
                <text:p>5.068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068361">
                <text:p>5.068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068361">
                <text:p>5.068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068361">
                <text:p>5.068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068361">
                <text:p>5.0683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273457">
                <text:p>5.2734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273457">
                <text:p>5.2734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.325466">
                <text:p>5.3254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.418555">
                <text:p>5.4185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418555">
                <text:p>5.4185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418555">
                <text:p>5.4185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333099">
                <text:p>5.3330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395644">
                <text:p>5.3956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395644">
                <text:p>5.3956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.395644">
                <text:p>5.3956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.395644">
                <text:p>5.3956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.284739">
                <text:p>5.284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.284739">
                <text:p>5.284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.246538">
                <text:p>5.2465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.246538">
                <text:p>5.2465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.246538">
                <text:p>5.2465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.246538">
                <text:p>5.2465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.246538">
                <text:p>5.2465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.246538">
                <text:p>5.2465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.246538">
                <text:p>5.2465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.246538">
                <text:p>5.2465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.246538">
                <text:p>5.2465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.278178">
                <text:p>5.2781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.27054">
                <text:p>5.270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.134539">
                <text:p>5.134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.134539">
                <text:p>5.134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.145785">
                <text:p>5.145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.145785">
                <text:p>5.145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.145785">
                <text:p>5.145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.145785">
                <text:p>5.145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.145785">
                <text:p>5.145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.145785">
                <text:p>5.145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145785">
                <text:p>5.145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.145785">
                <text:p>5.145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.155968">
                <text:p>5.1559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.231249">
                <text:p>5.2312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.231249">
                <text:p>5.2312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.231249">
                <text:p>5.2312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.428705">
                <text:p>5.4287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.428705">
                <text:p>5.4287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.428705">
                <text:p>5.4287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.428705">
                <text:p>5.4287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.562524">
                <text:p>5.5625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.377795">
                <text:p>5.377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.377795">
                <text:p>5.377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.348328">
                <text:p>5.3483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.320331">
                <text:p>5.3203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.320331">
                <text:p>5.3203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.320331">
                <text:p>5.3203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267954">
                <text:p>5.2679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.267954">
                <text:p>5.2679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.267954">
                <text:p>5.2679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.267954">
                <text:p>5.2679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.267954">
                <text:p>5.2679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267954">
                <text:p>5.2679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039955">
                <text:p>5.0399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039955">
                <text:p>5.0399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163588">
                <text:p>5.1635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071971">
                <text:p>5.0719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022511">
                <text:p>5.0225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916691">
                <text:p>4.916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916691">
                <text:p>4.916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916691">
                <text:p>4.916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645426">
                <text:p>4.645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730882">
                <text:p>4.7308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.678513">
                <text:p>4.678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.678513">
                <text:p>4.678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.678513">
                <text:p>4.678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.678513">
                <text:p>4.678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.678513">
                <text:p>4.678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.678513">
                <text:p>4.678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678513">
                <text:p>4.678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473424">
                <text:p>4.473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473424">
                <text:p>4.473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473424">
                <text:p>4.473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473424">
                <text:p>4.473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473424">
                <text:p>4.473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473424">
                <text:p>4.473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46432">
                <text:p>4.464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524323">
                <text:p>4.524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524323">
                <text:p>4.524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426133">
                <text:p>4.4261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426133">
                <text:p>4.4261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426133">
                <text:p>4.4261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426133">
                <text:p>4.4261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521777">
                <text:p>4.5217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521777">
                <text:p>4.5217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510141">
                <text:p>4.5101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549776">
                <text:p>4.5497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549776">
                <text:p>4.5497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549776">
                <text:p>4.5497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549776">
                <text:p>4.5497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549776">
                <text:p>4.5497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549776">
                <text:p>4.5497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549776">
                <text:p>4.5497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549776">
                <text:p>4.5497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549776">
                <text:p>4.5497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549776">
                <text:p>4.5497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770136">
                <text:p>4.770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91669">
                <text:p>4.916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91669">
                <text:p>4.916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91669">
                <text:p>4.916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91669">
                <text:p>4.916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91669">
                <text:p>4.916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861777">
                <text:p>4.8617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861777">
                <text:p>4.8617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861777">
                <text:p>4.8617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861777">
                <text:p>4.8617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861777">
                <text:p>4.8617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861777">
                <text:p>4.8617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861777">
                <text:p>4.8617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861777">
                <text:p>4.8617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861777">
                <text:p>4.8617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9025">
                <text:p>4.90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9025">
                <text:p>4.90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9025">
                <text:p>4.90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9025">
                <text:p>4.90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9025">
                <text:p>4.90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9025">
                <text:p>4.90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.038873">
                <text:p>5.038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.038873">
                <text:p>5.038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.038873">
                <text:p>5.038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.038873">
                <text:p>5.038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038873">
                <text:p>5.038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.038873">
                <text:p>5.038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5.038873">
                <text:p>5.038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5.038873">
                <text:p>5.038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.038873">
                <text:p>5.038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91778">
                <text:p>4.91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91778">
                <text:p>4.91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91778">
                <text:p>4.91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91778">
                <text:p>4.91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91778">
                <text:p>4.91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91778">
                <text:p>4.91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91778">
                <text:p>4.91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91778">
                <text:p>4.91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91778">
                <text:p>4.91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91778">
                <text:p>4.917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921386">
                <text:p>4.9213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921386">
                <text:p>4.9213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921386">
                <text:p>4.9213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858837">
                <text:p>4.8588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850136">
                <text:p>4.850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850136">
                <text:p>4.850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850136">
                <text:p>4.850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850136">
                <text:p>4.850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850136">
                <text:p>4.850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850136">
                <text:p>4.850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734138">
                <text:p>4.73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734138">
                <text:p>4.73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734138">
                <text:p>4.73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734138">
                <text:p>4.73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734138">
                <text:p>4.73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695954">
                <text:p>4.6959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695954">
                <text:p>4.6959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695954">
                <text:p>4.6959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695954">
                <text:p>4.6959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695954">
                <text:p>4.6959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695954">
                <text:p>4.6959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634866">
                <text:p>4.6348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634866">
                <text:p>4.6348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634866">
                <text:p>4.6348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634866">
                <text:p>4.6348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634866">
                <text:p>4.6348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646114">
                <text:p>4.6461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593741">
                <text:p>4.59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593741">
                <text:p>4.59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593741">
                <text:p>4.59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593741">
                <text:p>4.59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593741">
                <text:p>4.59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593741">
                <text:p>4.59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593741">
                <text:p>4.59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593741">
                <text:p>4.59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55301">
                <text:p>4.55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55301">
                <text:p>4.55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55301">
                <text:p>4.55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55301">
                <text:p>4.55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55301">
                <text:p>4.55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55301">
                <text:p>4.55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55301">
                <text:p>4.55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55301">
                <text:p>4.55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55301">
                <text:p>4.55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55301">
                <text:p>4.55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50613">
                <text:p>4.506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397768">
                <text:p>4.397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397768">
                <text:p>4.397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397768">
                <text:p>4.397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407962">
                <text:p>4.407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.427225">
                <text:p>4.4272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.480674">
                <text:p>4.4806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.480674">
                <text:p>4.4806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.480674">
                <text:p>4.4806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.480674">
                <text:p>4.4806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.538137">
                <text:p>4.538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.538137">
                <text:p>4.538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538137">
                <text:p>4.538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.538137">
                <text:p>4.538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538137">
                <text:p>4.538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.538137">
                <text:p>4.538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.538137">
                <text:p>4.538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.538137">
                <text:p>4.538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.538137">
                <text:p>4.538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.69995">
                <text:p>4.69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.69995">
                <text:p>4.69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.599217">
                <text:p>4.5992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.599217">
                <text:p>4.5992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.460699">
                <text:p>4.46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.460699">
                <text:p>4.46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.460699">
                <text:p>4.46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.460699">
                <text:p>4.46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.460699">
                <text:p>4.46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4.460699">
                <text:p>4.46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.460699">
                <text:p>4.46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.460699">
                <text:p>4.46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.393064">
                <text:p>4.3930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4.393064">
                <text:p>4.3930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.393064">
                <text:p>4.3930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.393064">
                <text:p>4.3930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4.393064">
                <text:p>4.3930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.393064">
                <text:p>4.3930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.393064">
                <text:p>4.3930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.393064">
                <text:p>4.3930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.393064">
                <text:p>4.3930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.439953">
                <text:p>4.439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.439953">
                <text:p>4.439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.439953">
                <text:p>4.439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.439953">
                <text:p>4.439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.439953">
                <text:p>4.439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.439953">
                <text:p>4.439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4.439953">
                <text:p>4.439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.439953">
                <text:p>4.439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.439953">
                <text:p>4.439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.439945">
                <text:p>4.4399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4.439945">
                <text:p>4.4399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.439945">
                <text:p>4.4399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.352339">
                <text:p>4.3523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4.352339">
                <text:p>4.3523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4.352339">
                <text:p>4.3523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4.352339">
                <text:p>4.3523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4.352339">
                <text:p>4.3523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4.310163">
                <text:p>4.310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4.310163">
                <text:p>4.310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4.310163">
                <text:p>4.310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4.310163">
                <text:p>4.310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4.310163">
                <text:p>4.310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4.310163">
                <text:p>4.310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4.310163">
                <text:p>4.310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4.310163">
                <text:p>4.310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.310163">
                <text:p>4.310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.310163">
                <text:p>4.310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.310163">
                <text:p>4.3101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185438">
                <text:p>4.185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182895">
                <text:p>4.1828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182895">
                <text:p>4.1828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182895">
                <text:p>4.1828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182895">
                <text:p>4.1828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182895">
                <text:p>4.1828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182895">
                <text:p>4.1828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182895">
                <text:p>4.1828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182895">
                <text:p>4.1828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251611">
                <text:p>4.2516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056708">
                <text:p>4.056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159992">
                <text:p>4.1599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159992">
                <text:p>4.1599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159992">
                <text:p>4.1599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203261">
                <text:p>4.2032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203261">
                <text:p>4.2032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203261">
                <text:p>4.2032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203261">
                <text:p>4.2032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203261">
                <text:p>4.2032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203261">
                <text:p>4.2032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203261">
                <text:p>4.2032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203261">
                <text:p>4.2032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.180345">
                <text:p>4.18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156346">
                <text:p>4.156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159976">
                <text:p>4.159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.161449">
                <text:p>4.16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161449">
                <text:p>4.16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161449">
                <text:p>4.16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161449">
                <text:p>4.16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4.161449">
                <text:p>4.16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4.161449">
                <text:p>4.16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161449">
                <text:p>4.16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161449">
                <text:p>4.16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070891">
                <text:p>4.070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070891">
                <text:p>4.070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070891">
                <text:p>4.070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070891">
                <text:p>4.070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4.070891">
                <text:p>4.070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.070891">
                <text:p>4.070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.070891">
                <text:p>4.070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4.070891">
                <text:p>4.070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.070891">
                <text:p>4.070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.070891">
                <text:p>4.070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.070891">
                <text:p>4.0708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4.135629">
                <text:p>4.135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062903">
                <text:p>4.062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.00181">
                <text:p>4.001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.018526">
                <text:p>4.0185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.017454">
                <text:p>4.017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.937079">
                <text:p>3.9370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3.975265">
                <text:p>3.975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3.975265">
                <text:p>3.975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.975265">
                <text:p>3.975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907629">
                <text:p>3.9076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3.907629">
                <text:p>3.9076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3.907629">
                <text:p>3.9076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3.907629">
                <text:p>3.9076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3.907629">
                <text:p>3.9076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845067">
                <text:p>3.84506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